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ContextFactoryImpl.getFacesContext( Object context , Object request , Object response , Lifecycle lifecyc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acesContextFactoryImpl.FacesContextFactoryImp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